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933818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7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72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2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48292080</text:p>
          </table:table-cell>
          <table:table-cell table:style-name="Tabla2.D3" office:value-type="string">
            <text:p text:style-name="P23">11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08/2021</text:p>
          </table:table-cell>
          <table:table-cell table:style-name="Tabla2.A4" office:value-type="string">
            <text:p text:style-name="P22">398101</text:p>
          </table:table-cell>
          <table:table-cell table:style-name="Tabla2.D4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: 17/08/21<text:line-break/>FICHA ACTUALIZADA: 21/08/21<text:line-break/>CLIENTE ADICIONO A SU PEDIDO 200 POLLOS COBB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8:05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